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officeooo:rsid="001dbe9b" officeooo:paragraph-rsid="001db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pache Thrift "<text:bookmark text:name="debianubuntu-install"/>Debian/Ubuntu install</text:h>
      <text:p text:style-name="P4">https://thrift.apache.org/docs/install/debian</text:p>
      <text:p text:style-name="Text_20_body">The following command will install tools and libraries required to build and install the Apache Thrift compiler and C++ libraries on a Debian/Ubuntu Linux based system.</text:p>
      <text:p text:style-name="P2">sudo apt-get install automake bison flex g++ git libboost-all-dev libevent-dev libssl-dev libtool make pkg-config</text:p>
      <text:p text:style-name="Text_20_body">Debian 7/Ubuntu 12 users need to manually install a more recent version of automake and (for C++ library and test support) boost:</text:p>
      <text:p text:style-name="P1">wget http://ftp.debian.org/debian/pool/main/a/automake-1.15/automake_1.15-3_all.deb</text:p>
      <text:p text:style-name="P1">sudo dpkg -i automake_1.15-3_all.deb</text:p>
      <text:p text:style-name="Preformatted_20_Text"/>
      <text:p text:style-name="P1">wget http://sourceforge.net/projects/boost/files/boost/1.60.0/boost_1_60_0.tar.gz <text:s text:c="69"/>tar xvf boost_1_60_0.tar.gz</text:p>
      <text:p text:style-name="P1">cd boost_1_60_0</text:p>
      <text:p text:style-name="P1">./bootstrap.sh</text:p>
      <text:p text:style-name="P2">sudo ./b2 instal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00:58.201832957</meta:creation-date>
    <dc:date>2019-04-04T14:04:05.637161591</dc:date>
    <meta:editing-duration>PT3M7S</meta:editing-duration>
    <meta:editing-cycles>1</meta:editing-cycles>
    <meta:document-statistic meta:table-count="0" meta:image-count="0" meta:object-count="0" meta:page-count="1" meta:paragraph-count="11" meta:word-count="84" meta:character-count="834" meta:non-whitespace-character-count="692"/>
    <meta:generator>LibreOffice/5.1.6.2$Linux_X86_64 LibreOffice_project/10m0$Build-2</meta:generator>
  </office:meta>
</office:document-meta>
</file>